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en" fo:country="US"/>
    </style:style>
    <style:style style:name="P2" style:parent-style-name="Normal" style:family="paragraph">
      <style:text-properties fo:font-size="14pt" style:font-size-asian="14pt" style:font-size-complex="14pt" fo:language="en" fo:country="US"/>
    </style:style>
    <style:style style:name="P3" style:parent-style-name="Normal" style:family="paragraph">
      <style:text-properties fo:font-size="14pt" style:font-size-asian="14pt" style:font-size-complex="14pt" fo:language="en" fo:country="U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T5" style:parent-style-name="Tipodeletrapredefinidodoparágrafo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Review</text:p>
      <text:p text:style-name="P2">Reviewer: Bruna Arroja</text:p>
      <text:p text:style-name="P3">Reviewed:<text:s/>Daniel Cavalheiro</text:p>
      <text:p text:style-name="P4"/>
      <text:p text:style-name="Normal"><text:span text:style-name="T5">Nothing to add, looks goo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ta Microsoft</meta:initial-creator>
    <dc:creator>Conta Microsoft</dc:creator>
    <meta:creation-date>2021-12-03T00:44:00Z</meta:creation-date>
    <dc:date>2021-12-03T00:57:00Z</dc:date>
    <meta:template xlink:href="Normal" xlink:type="simple"/>
    <meta:editing-cycles>1</meta:editing-cycles>
    <meta:editing-duration>PT480S</meta:editing-duration>
    <meta:document-statistic meta:page-count="1" meta:paragraph-count="1" meta:word-count="13" meta:character-count="86" meta:row-count="1" meta:non-whitespace-character-count="74"/>
  </office:meta>
</office:document-meta>
</file>